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2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37"/>
    <style:style style:name="ce3" style:family="table-cell" style:parent-style-name="Default" style:data-style-name="N0"/>
  </office:automatic-styles>
  <office:body>
    <office:spreadsheet>
      <table:table table:name="data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ate.1</text:p>
          </table:table-cell>
          <table:table-cell office:value-type="string">
            <text:p>Date.2</text:p>
          </table:table-cell>
          <table:table-cell office:value-type="string">
            <text:p>Date.3</text:p>
          </table:table-cell>
          <table:table-cell office:value-type="string">
            <text:p>Number.1</text:p>
          </table:table-cell>
          <table:table-cell office:value-type="string">
            <text:p>Number.2</text:p>
          </table:table-cell>
          <table:table-cell office:value-type="string">
            <text:p>Number.3</text:p>
          </table:table-cell>
          <table:table-cell office:value-type="string">
            <text:p>Number.4</text:p>
          </table:table-cell>
        </table:table-row>
        <table:table-row table:style-name="ro2">
          <table:table-cell table:style-name="ce1" office:value-type="date" office:date-value="2008-01-01">
            <text:p>2008-01-01</text:p>
          </table:table-cell>
          <table:table-cell office:value-type="string">
            <text:p>2008/1/1</text:p>
          </table:table-cell>
          <table:table-cell table:style-name="ce2" office:value-type="date" office:date-value="2008-01-01">
            <text:p>01/01/08</text:p>
          </table:table-cell>
          <table:table-cell table:style-name="ce2" table:formula="of:=CONCATENATE(&quot;A&quot;;[transformed.D2])" office:value-type="string" office:string-value="A1">
            <text:p>A1</text:p>
          </table:table-cell>
          <table:table-cell table:style-name="ce2" table:formula="of:=CONCATENATE([transformed.E2];&quot;N&quot;)" office:value-type="string" office:string-value="1.4N">
            <text:p>1.4N</text:p>
          </table:table-cell>
          <table:table-cell table:formula="of:=CONCATENATE(&quot;dasd&quot;;[transformed.F2];&quot;ddfffw&quot;)" office:value-type="string" office:string-value="dasd45ddfffw">
            <text:p>dasd45ddfffw</text:p>
          </table:table-cell>
          <table:table-cell table:formula="of:=CONCATENATE(&quot;Hello &quot;;[transformed.G2];&quot; HI!&quot;)" office:value-type="string" office:string-value="Hello 45 HI!">
            <text:p>Hello 45 HI!</text:p>
          </table:table-cell>
        </table:table-row>
        <table:table-row table:style-name="ro2">
          <table:table-cell table:style-name="ce1" office:value-type="date" office:date-value="2008-01-02">
            <text:p>2008-01-02</text:p>
          </table:table-cell>
          <table:table-cell office:value-type="string">
            <text:p>2008/1/2</text:p>
          </table:table-cell>
          <table:table-cell table:style-name="ce2" office:value-type="date" office:date-value="2008-01-02">
            <text:p>01/02/08</text:p>
          </table:table-cell>
          <table:table-cell table:style-name="ce2" table:formula="of:=CONCATENATE(&quot;A&quot;;[transformed.D3])" office:value-type="string" office:string-value="A2">
            <text:p>A2</text:p>
          </table:table-cell>
          <table:table-cell table:style-name="ce2" table:formula="of:=CONCATENATE([transformed.E3];&quot;N&quot;)" office:value-type="string" office:string-value="1.4N">
            <text:p>1.4N</text:p>
          </table:table-cell>
          <table:table-cell table:formula="of:=CONCATENATE(&quot;dasd&quot;;[transformed.F3];&quot;ddfffw&quot;)" office:value-type="string" office:string-value="dasd6ddfffw">
            <text:p>dasd6ddfffw</text:p>
          </table:table-cell>
          <table:table-cell table:formula="of:=CONCATENATE(&quot;Hello &quot;;[transformed.G3];&quot; HI!&quot;)" office:value-type="string" office:string-value="Hello 6 HI!">
            <text:p>Hello 6 HI!</text:p>
          </table:table-cell>
        </table:table-row>
        <table:table-row table:style-name="ro2">
          <table:table-cell table:style-name="ce1" office:value-type="date" office:date-value="2008-01-03">
            <text:p>2008-01-03</text:p>
          </table:table-cell>
          <table:table-cell office:value-type="string">
            <text:p>2008/1/3</text:p>
          </table:table-cell>
          <table:table-cell table:style-name="ce2" office:value-type="date" office:date-value="2008-01-03">
            <text:p>01/03/08</text:p>
          </table:table-cell>
          <table:table-cell table:style-name="ce2" table:formula="of:=CONCATENATE(&quot;A&quot;;[transformed.D4])" office:value-type="string" office:string-value="A1">
            <text:p>A1</text:p>
          </table:table-cell>
          <table:table-cell table:style-name="ce2" table:formula="of:=CONCATENATE([transformed.E4];&quot;N&quot;)" office:value-type="string" office:string-value="1.3N">
            <text:p>1.3N</text:p>
          </table:table-cell>
          <table:table-cell table:formula="of:=CONCATENATE(&quot;dasd&quot;;[transformed.F4];&quot;ddfffw&quot;)" office:value-type="string" office:string-value="dasd7ddfffw">
            <text:p>dasd7ddfffw</text:p>
          </table:table-cell>
          <table:table-cell table:formula="of:=CONCATENATE(&quot;Hello &quot;;[transformed.G4];&quot; HI!&quot;)" office:value-type="string" office:string-value="Hello 7 HI!">
            <text:p>Hello 7 HI!</text:p>
          </table:table-cell>
        </table:table-row>
        <table:table-row table:style-name="ro2">
          <table:table-cell table:style-name="ce1" office:value-type="date" office:date-value="2008-01-04">
            <text:p>2008-01-04</text:p>
          </table:table-cell>
          <table:table-cell office:value-type="string">
            <text:p>2008/1/4</text:p>
          </table:table-cell>
          <table:table-cell table:style-name="ce2" office:value-type="date" office:date-value="2008-01-04">
            <text:p>01/04/08</text:p>
          </table:table-cell>
          <table:table-cell table:style-name="ce2" table:formula="of:=CONCATENATE(&quot;A&quot;;[transformed.D5])" office:value-type="string" office:string-value="A2">
            <text:p>A2</text:p>
          </table:table-cell>
          <table:table-cell table:style-name="ce2" table:formula="of:=CONCATENATE([transformed.E5];&quot;N&quot;)" office:value-type="string" office:string-value="1.8N">
            <text:p>1.8N</text:p>
          </table:table-cell>
          <table:table-cell table:formula="of:=CONCATENATE(&quot;dasd&quot;;[transformed.F5];&quot;ddfffw&quot;)" office:value-type="string" office:string-value="dasd8ddfffw">
            <text:p>dasd8ddfffw</text:p>
          </table:table-cell>
          <table:table-cell table:formula="of:=CONCATENATE(&quot;Hello &quot;;[transformed.G5];&quot; HI!&quot;)" office:value-type="string" office:string-value="Hello 8 HI!">
            <text:p>Hello 8 HI!</text:p>
          </table:table-cell>
        </table:table-row>
        <table:table-row table:style-name="ro2">
          <table:table-cell table:style-name="ce1" office:value-type="date" office:date-value="2008-01-05">
            <text:p>2008-01-05</text:p>
          </table:table-cell>
          <table:table-cell office:value-type="string">
            <text:p>2008/1/5</text:p>
          </table:table-cell>
          <table:table-cell table:style-name="ce2" office:value-type="date" office:date-value="2008-01-05">
            <text:p>01/05/08</text:p>
          </table:table-cell>
          <table:table-cell table:style-name="ce2" table:formula="of:=CONCATENATE(&quot;A&quot;;[transformed.D6])" office:value-type="string" office:string-value="A1">
            <text:p>A1</text:p>
          </table:table-cell>
          <table:table-cell table:style-name="ce2" table:formula="of:=CONCATENATE([transformed.E6];&quot;N&quot;)" office:value-type="string" office:string-value="1.4N">
            <text:p>1.4N</text:p>
          </table:table-cell>
          <table:table-cell table:formula="of:=CONCATENATE(&quot;dasd&quot;;[transformed.F6];&quot;ddfffw&quot;)" office:value-type="string" office:string-value="dasd4ddfffw">
            <text:p>dasd4ddfffw</text:p>
          </table:table-cell>
          <table:table-cell table:formula="of:=CONCATENATE(&quot;Hello &quot;;[transformed.G6];&quot; HI!&quot;)" office:value-type="string" office:string-value="Hello 4 HI!">
            <text:p>Hello 4 HI!</text:p>
          </table:table-cell>
        </table:table-row>
        <table:table-row table:style-name="ro2">
          <table:table-cell table:style-name="ce1" office:value-type="date" office:date-value="2008-01-06">
            <text:p>2008-01-06</text:p>
          </table:table-cell>
          <table:table-cell office:value-type="string">
            <text:p>2008/1/6</text:p>
          </table:table-cell>
          <table:table-cell table:style-name="ce2" office:value-type="date" office:date-value="2008-01-06">
            <text:p>01/06/08</text:p>
          </table:table-cell>
          <table:table-cell table:style-name="ce2" table:formula="of:=CONCATENATE(&quot;A&quot;;[transformed.D7])" office:value-type="string" office:string-value="A2">
            <text:p>A2</text:p>
          </table:table-cell>
          <table:table-cell table:style-name="ce2" table:formula="of:=CONCATENATE([transformed.E7];&quot;N&quot;)" office:value-type="string" office:string-value="2.5N">
            <text:p>2.5N</text:p>
          </table:table-cell>
          <table:table-cell table:formula="of:=CONCATENATE(&quot;dasd&quot;;[transformed.F7];&quot;ddfffw&quot;)" office:value-type="string" office:string-value="dasd3ddfffw">
            <text:p>dasd3ddfffw</text:p>
          </table:table-cell>
          <table:table-cell table:formula="of:=CONCATENATE(&quot;Hello &quot;;[transformed.G7];&quot; HI!&quot;)" office:value-type="string" office:string-value="Hello 3 HI!">
            <text:p>Hello 3 HI!</text:p>
          </table:table-cell>
        </table:table-row>
        <table:table-row table:style-name="ro2">
          <table:table-cell table:style-name="ce1" office:value-type="date" office:date-value="2008-01-07">
            <text:p>2008-01-07</text:p>
          </table:table-cell>
          <table:table-cell office:value-type="string">
            <text:p>2008/1/7</text:p>
          </table:table-cell>
          <table:table-cell table:style-name="ce2" office:value-type="date" office:date-value="2008-01-07">
            <text:p>01/07/08</text:p>
          </table:table-cell>
          <table:table-cell table:style-name="ce2" table:formula="of:=CONCATENATE(&quot;A&quot;;[transformed.D8])" office:value-type="string" office:string-value="A1">
            <text:p>A1</text:p>
          </table:table-cell>
          <table:table-cell table:style-name="ce2" table:formula="of:=CONCATENATE([transformed.E8];&quot;N&quot;)" office:value-type="string" office:string-value="3.8N">
            <text:p>3.8N</text:p>
          </table:table-cell>
          <table:table-cell table:formula="of:=CONCATENATE(&quot;dasd&quot;;[transformed.F8];&quot;ddfffw&quot;)" office:value-type="string" office:string-value="dasd2ddfffw">
            <text:p>dasd2ddfffw</text:p>
          </table:table-cell>
          <table:table-cell table:formula="of:=CONCATENATE(&quot;Hello &quot;;[transformed.G8];&quot; HI!&quot;)" office:value-type="string" office:string-value="Hello 2 HI!">
            <text:p>Hello 2 HI!</text:p>
          </table:table-cell>
        </table:table-row>
        <table:table-row table:style-name="ro2">
          <table:table-cell table:style-name="ce1" office:value-type="date" office:date-value="2008-01-08">
            <text:p>2008-01-08</text:p>
          </table:table-cell>
          <table:table-cell office:value-type="string">
            <text:p>2008/1/8</text:p>
          </table:table-cell>
          <table:table-cell table:style-name="ce2" office:value-type="date" office:date-value="2008-01-08">
            <text:p>01/08/08</text:p>
          </table:table-cell>
          <table:table-cell table:style-name="ce2" table:formula="of:=CONCATENATE(&quot;A&quot;;[transformed.D9])" office:value-type="string" office:string-value="A2">
            <text:p>A2</text:p>
          </table:table-cell>
          <table:table-cell table:style-name="ce2" table:formula="of:=CONCATENATE([transformed.E9];&quot;N&quot;)" office:value-type="string" office:string-value="5.6N">
            <text:p>5.6N</text:p>
          </table:table-cell>
          <table:table-cell table:formula="of:=CONCATENATE(&quot;dasd&quot;;[transformed.F9];&quot;ddfffw&quot;)" office:value-type="string" office:string-value="dasd5ddfffw">
            <text:p>dasd5ddfffw</text:p>
          </table:table-cell>
          <table:table-cell table:formula="of:=CONCATENATE(&quot;Hello &quot;;[transformed.G9];&quot; HI!&quot;)" office:value-type="string" office:string-value="Hello 5 HI!">
            <text:p>Hello 5 HI!</text:p>
          </table:table-cell>
        </table:table-row>
        <table:table-row table:style-name="ro2">
          <table:table-cell table:style-name="ce1" office:value-type="date" office:date-value="2008-01-09">
            <text:p>2008-01-09</text:p>
          </table:table-cell>
          <table:table-cell office:value-type="string">
            <text:p>2008/1/9</text:p>
          </table:table-cell>
          <table:table-cell table:style-name="ce2" office:value-type="date" office:date-value="2008-01-09">
            <text:p>01/09/08</text:p>
          </table:table-cell>
          <table:table-cell table:style-name="ce2" table:formula="of:=CONCATENATE(&quot;A&quot;;[transformed.D10])" office:value-type="string" office:string-value="A1">
            <text:p>A1</text:p>
          </table:table-cell>
          <table:table-cell table:style-name="ce2" table:formula="of:=CONCATENATE([transformed.E10];&quot;N&quot;)" office:value-type="string" office:string-value="6.7N">
            <text:p>6.7N</text:p>
          </table:table-cell>
          <table:table-cell table:formula="of:=CONCATENATE(&quot;dasd&quot;;[transformed.F10];&quot;ddfffw&quot;)" office:value-type="string" office:string-value="dasd54ddfffw">
            <text:p>dasd54ddfffw</text:p>
          </table:table-cell>
          <table:table-cell table:formula="of:=CONCATENATE(&quot;Hello &quot;;[transformed.G10];&quot; HI!&quot;)" office:value-type="string" office:string-value="Hello 54 HI!">
            <text:p>Hello 54 HI!</text:p>
          </table:table-cell>
        </table:table-row>
        <table:table-row table:style-name="ro2">
          <table:table-cell table:style-name="ce1" office:value-type="date" office:date-value="2008-01-10">
            <text:p>2008-01-10</text:p>
          </table:table-cell>
          <table:table-cell office:value-type="string">
            <text:p>2008/1/10</text:p>
          </table:table-cell>
          <table:table-cell table:style-name="ce2" office:value-type="date" office:date-value="2008-01-10">
            <text:p>01/10/08</text:p>
          </table:table-cell>
          <table:table-cell table:style-name="ce2" table:formula="of:=CONCATENATE(&quot;A&quot;;[transformed.D11])" office:value-type="string" office:string-value="A1">
            <text:p>A1</text:p>
          </table:table-cell>
          <table:table-cell table:style-name="ce2" table:formula="of:=CONCATENATE([transformed.E11];&quot;N&quot;)" office:value-type="string" office:string-value="43N">
            <text:p>43N</text:p>
          </table:table-cell>
          <table:table-cell table:formula="of:=CONCATENATE(&quot;dasd&quot;;[transformed.F11];&quot;ddfffw&quot;)" office:value-type="string" office:string-value="dasd3423423ddfffw">
            <text:p>dasd3423423ddfffw</text:p>
          </table:table-cell>
          <table:table-cell table:formula="of:=CONCATENATE(&quot;Hello &quot;;[transformed.G11];&quot; HI!&quot;)" office:value-type="string" office:string-value="Hello 3423423 HI!">
            <text:p>Hello 3423423 HI!</text:p>
          </table:table-cell>
        </table:table-row>
        <table:table-row table:style-name="ro2">
          <table:table-cell table:style-name="ce1" office:value-type="date" office:date-value="2008-01-11">
            <text:p>2008-01-11</text:p>
          </table:table-cell>
          <table:table-cell office:value-type="string">
            <text:p>2008/1/11</text:p>
          </table:table-cell>
          <table:table-cell table:style-name="ce2" office:value-type="date" office:date-value="2008-01-11">
            <text:p>01/11/08</text:p>
          </table:table-cell>
          <table:table-cell table:style-name="ce2" table:formula="of:=CONCATENATE(&quot;A&quot;;[transformed.D12])" office:value-type="string" office:string-value="A1">
            <text:p>A1</text:p>
          </table:table-cell>
          <table:table-cell table:style-name="ce2" table:formula="of:=CONCATENATE([transformed.E12];&quot;N&quot;)" office:value-type="string" office:string-value="321N">
            <text:p>321N</text:p>
          </table:table-cell>
          <table:table-cell table:formula="of:=CONCATENATE(&quot;dasd&quot;;[transformed.F12];&quot;ddfffw&quot;)" office:value-type="string" office:string-value="dasd41ddfffw">
            <text:p>dasd41ddfffw</text:p>
          </table:table-cell>
          <table:table-cell table:formula="of:=CONCATENATE(&quot;Hello &quot;;[transformed.G12];&quot; HI!&quot;)" office:value-type="string" office:string-value="Hello 41 HI!">
            <text:p>Hello 41 HI!</text:p>
          </table:table-cell>
        </table:table-row>
        <table:table-row table:style-name="ro2">
          <table:table-cell table:style-name="ce1" office:value-type="date" office:date-value="2008-01-12">
            <text:p>2008-01-12</text:p>
          </table:table-cell>
          <table:table-cell office:value-type="string">
            <text:p>2008/1/12</text:p>
          </table:table-cell>
          <table:table-cell table:style-name="ce2" office:value-type="date" office:date-value="2008-01-12">
            <text:p>01/12/08</text:p>
          </table:table-cell>
          <table:table-cell table:style-name="ce2" table:formula="of:=CONCATENATE(&quot;A&quot;;[transformed.D13])" office:value-type="string" office:string-value="A1">
            <text:p>A1</text:p>
          </table:table-cell>
          <table:table-cell table:style-name="ce2" table:formula="of:=CONCATENATE([transformed.E13];&quot;N&quot;)" office:value-type="string" office:string-value="43N">
            <text:p>43N</text:p>
          </table:table-cell>
          <table:table-cell table:formula="of:=CONCATENATE(&quot;dasd&quot;;[transformed.F13];&quot;ddfffw&quot;)" office:value-type="string" office:string-value="dasd4324342ddfffw">
            <text:p>dasd4324342ddfffw</text:p>
          </table:table-cell>
          <table:table-cell table:formula="of:=CONCATENATE(&quot;Hello &quot;;[transformed.G13];&quot; HI!&quot;)" office:value-type="string" office:string-value="Hello 4324342 HI!">
            <text:p>Hello 4324342 HI!</text:p>
          </table:table-cell>
        </table:table-row>
        <table:table-row table:style-name="ro2">
          <table:table-cell table:number-columns-repeated="2"/>
          <table:table-cell table:style-name="ce2"/>
          <table:table-cell table:number-columns-repeated="4"/>
        </table:table-row>
        <table:table-row table:style-name="ro2" table:number-rows-repeated="104856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ransformed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2">
          <table:table-cell table:style-name="Default" office:value-type="string">
            <text:p>Date.1</text:p>
          </table:table-cell>
          <table:table-cell office:value-type="string">
            <text:p>Date.2</text:p>
          </table:table-cell>
          <table:table-cell table:style-name="Default" office:value-type="string">
            <text:p>Date.3</text:p>
          </table:table-cell>
          <table:table-cell table:style-name="Default" office:value-type="string">
            <text:p>Number.1</text:p>
          </table:table-cell>
          <table:table-cell table:style-name="Default" office:value-type="string">
            <text:p>Number.2</text:p>
          </table:table-cell>
          <table:table-cell office:value-type="string">
            <text:p>Number.3</text:p>
          </table:table-cell>
          <table:table-cell office:value-type="string">
            <text:p>Number.4</text:p>
          </table:table-cell>
        </table:table-row>
        <table:table-row table:style-name="ro2">
          <table:table-cell office:value-type="date" office:date-value="2008-01-01">
            <text:p>2008-01-01</text:p>
          </table:table-cell>
          <table:table-cell office:value-type="string">
            <text:p>2008/1/1</text:p>
          </table:table-cell>
          <table:table-cell office:value-type="date" office:date-value="2008-01-01">
            <text:p>01/01/08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45">
            <text:p>45</text:p>
          </table:table-cell>
          <table:table-cell table:formula="of:=[.F2]" office:value-type="float" office:value="45">
            <text:p>45</text:p>
          </table:table-cell>
        </table:table-row>
        <table:table-row table:style-name="ro2">
          <table:table-cell office:value-type="date" office:date-value="2008-01-02">
            <text:p>2008-01-02</text:p>
          </table:table-cell>
          <table:table-cell office:value-type="string">
            <text:p>2008/1/2</text:p>
          </table:table-cell>
          <table:table-cell office:value-type="date" office:date-value="2008-01-02">
            <text:p>01/02/08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6">
            <text:p>6</text:p>
          </table:table-cell>
          <table:table-cell table:formula="of:=[.F3]" office:value-type="float" office:value="6">
            <text:p>6</text:p>
          </table:table-cell>
        </table:table-row>
        <table:table-row table:style-name="ro2">
          <table:table-cell office:value-type="date" office:date-value="2008-01-03">
            <text:p>2008-01-03</text:p>
          </table:table-cell>
          <table:table-cell office:value-type="string">
            <text:p>2008/1/3</text:p>
          </table:table-cell>
          <table:table-cell office:value-type="date" office:date-value="2008-01-03">
            <text:p>01/03/08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7">
            <text:p>7</text:p>
          </table:table-cell>
          <table:table-cell table:formula="of:=[.F4]" office:value-type="float" office:value="7">
            <text:p>7</text:p>
          </table:table-cell>
        </table:table-row>
        <table:table-row table:style-name="ro2">
          <table:table-cell office:value-type="date" office:date-value="2008-01-04">
            <text:p>2008-01-04</text:p>
          </table:table-cell>
          <table:table-cell office:value-type="string">
            <text:p>2008/1/4</text:p>
          </table:table-cell>
          <table:table-cell office:value-type="date" office:date-value="2008-01-04">
            <text:p>01/04/08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8">
            <text:p>8</text:p>
          </table:table-cell>
          <table:table-cell table:formula="of:=[.F5]" office:value-type="float" office:value="8">
            <text:p>8</text:p>
          </table:table-cell>
        </table:table-row>
        <table:table-row table:style-name="ro2">
          <table:table-cell office:value-type="date" office:date-value="2008-01-05">
            <text:p>2008-01-05</text:p>
          </table:table-cell>
          <table:table-cell office:value-type="string">
            <text:p>2008/1/5</text:p>
          </table:table-cell>
          <table:table-cell office:value-type="date" office:date-value="2008-01-05">
            <text:p>01/05/08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4">
            <text:p>4</text:p>
          </table:table-cell>
          <table:table-cell table:formula="of:=[.F6]" office:value-type="float" office:value="4">
            <text:p>4</text:p>
          </table:table-cell>
        </table:table-row>
        <table:table-row table:style-name="ro2">
          <table:table-cell office:value-type="date" office:date-value="2008-01-06">
            <text:p>2008-01-06</text:p>
          </table:table-cell>
          <table:table-cell office:value-type="string">
            <text:p>2008/1/6</text:p>
          </table:table-cell>
          <table:table-cell office:value-type="date" office:date-value="2008-01-06">
            <text:p>01/06/08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table:formula="of:=[.F7]" office:value-type="float" office:value="3">
            <text:p>3</text:p>
          </table:table-cell>
        </table:table-row>
        <table:table-row table:style-name="ro2">
          <table:table-cell office:value-type="date" office:date-value="2008-01-07">
            <text:p>2008-01-07</text:p>
          </table:table-cell>
          <table:table-cell office:value-type="string">
            <text:p>2008/1/7</text:p>
          </table:table-cell>
          <table:table-cell office:value-type="date" office:date-value="2008-01-07">
            <text:p>01/07/08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table:formula="of:=[.F8]" office:value-type="float" office:value="2">
            <text:p>2</text:p>
          </table:table-cell>
        </table:table-row>
        <table:table-row table:style-name="ro2">
          <table:table-cell office:value-type="date" office:date-value="2008-01-08">
            <text:p>2008-01-08</text:p>
          </table:table-cell>
          <table:table-cell office:value-type="string">
            <text:p>2008/1/8</text:p>
          </table:table-cell>
          <table:table-cell office:value-type="date" office:date-value="2008-01-08">
            <text:p>01/08/08</text:p>
          </table:table-cell>
          <table:table-cell office:value-type="float" office:value="2">
            <text:p>2</text:p>
          </table:table-cell>
          <table:table-cell office:value-type="float" office:value="5.6">
            <text:p>5.6</text:p>
          </table:table-cell>
          <table:table-cell office:value-type="float" office:value="5">
            <text:p>5</text:p>
          </table:table-cell>
          <table:table-cell table:formula="of:=[.F9]" office:value-type="float" office:value="5">
            <text:p>5</text:p>
          </table:table-cell>
        </table:table-row>
        <table:table-row table:style-name="ro2">
          <table:table-cell office:value-type="date" office:date-value="2008-01-09">
            <text:p>2008-01-09</text:p>
          </table:table-cell>
          <table:table-cell office:value-type="string">
            <text:p>2008/1/9</text:p>
          </table:table-cell>
          <table:table-cell office:value-type="date" office:date-value="2008-01-09">
            <text:p>01/09/08</text:p>
          </table:table-cell>
          <table:table-cell office:value-type="float" office:value="1">
            <text:p>1</text:p>
          </table:table-cell>
          <table:table-cell office:value-type="float" office:value="6.7">
            <text:p>6.7</text:p>
          </table:table-cell>
          <table:table-cell office:value-type="float" office:value="54">
            <text:p>54</text:p>
          </table:table-cell>
          <table:table-cell table:formula="of:=[.F10]" office:value-type="float" office:value="54">
            <text:p>54</text:p>
          </table:table-cell>
        </table:table-row>
        <table:table-row table:style-name="ro2">
          <table:table-cell office:value-type="date" office:date-value="2008-01-10">
            <text:p>2008-01-10</text:p>
          </table:table-cell>
          <table:table-cell office:value-type="string">
            <text:p>2008/1/10</text:p>
          </table:table-cell>
          <table:table-cell office:value-type="date" office:date-value="2008-01-10">
            <text:p>01/10/08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3423423">
            <text:p>3423423</text:p>
          </table:table-cell>
          <table:table-cell table:formula="of:=[.F11]" office:value-type="float" office:value="3423423">
            <text:p>3423423</text:p>
          </table:table-cell>
        </table:table-row>
        <table:table-row table:style-name="ro2">
          <table:table-cell office:value-type="date" office:date-value="2008-01-11">
            <text:p>2008-01-11</text:p>
          </table:table-cell>
          <table:table-cell office:value-type="string">
            <text:p>2008/1/11</text:p>
          </table:table-cell>
          <table:table-cell office:value-type="date" office:date-value="2008-01-11">
            <text:p>01/11/08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41">
            <text:p>41</text:p>
          </table:table-cell>
          <table:table-cell table:formula="of:=[.F12]" office:value-type="float" office:value="41">
            <text:p>41</text:p>
          </table:table-cell>
        </table:table-row>
        <table:table-row table:style-name="ro2">
          <table:table-cell office:value-type="date" office:date-value="2008-01-12">
            <text:p>2008-01-12</text:p>
          </table:table-cell>
          <table:table-cell office:value-type="string">
            <text:p>2008/1/12</text:p>
          </table:table-cell>
          <table:table-cell office:value-type="date" office:date-value="2008-01-12">
            <text:p>01/12/08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4324342">
            <text:p>4324342</text:p>
          </table:table-cell>
          <table:table-cell table:formula="of:=[.F13]" office:value-type="float" office:value="4324342">
            <text:p>43243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00/00/0000</text:date>, <text:time style:data-style-name="N2" text:time-value="0000-00-00T22:21: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06:09:46</meta:creation-date>
    <dc:date>2013-03-10T22:25:20</dc:date>
    <meta:editing-duration>PT2M23S</meta:editing-duration>
    <meta:editing-cycles>5</meta:editing-cycles>
    <meta:generator>LibreOffice/4.0.0.3$Linux_X86_64 LibreOffice_project/7545bee9c2a0782548772a21bc84a9dcc583b89</meta:generator>
    <dc:creator>Daniel Rodriguez</dc:creator>
    <meta:document-statistic meta:table-count="2" meta:cell-count="182" meta:object-count="0"/>
  </office:meta>
</office:document-meta>
</file>